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modern" style:font-pitch="variable"/>
    <style:font-face style:name="源ノ明朝2" svg:font-family="源ノ明朝" style:font-family-generic="swiss" style:font-pitch="variable"/>
    <style:font-face style:name="源ノ明朝3" svg:font-family="源ノ明朝" style:font-family-generic="system" style:font-pitch="variable"/>
    <style:font-face style:name="源ノ角ゴシック" svg:font-family="源ノ角ゴシック" style:font-family-generic="system" style:font-pitch="variable"/>
    <style:font-face style:name="源ノ角ゴシック:fwid&amp;hwid" svg:font-family="源ノ角ゴシック:fwid&amp;hwid" style:font-adornments="標準" style:font-family-generic="swiss" style:font-pitch="variable"/>
    <style:font-face style:name="源ノ角ゴシック:fwid&amp;hwid1" svg:font-family="源ノ角ゴシック:fwid&amp;hwid" style:font-family-generic="swiss" style:font-pitch="variable"/>
    <style:font-face style:name="源真ゴシック等幅 Normal" svg:font-family="'源真ゴシック等幅 Normal'" style:font-adornments="標準" style:font-family-generic="modern" style:font-pitch="fixed"/>
    <style:font-face style:name="源真ゴシック等幅 Normal1" svg:font-family="'源真ゴシック等幅 Normal'" style:font-family-generic="modern" style:font-pitch="fixed"/>
    <style:font-face style:name="源真ゴシック等幅 Normal2" svg:font-family="'源真ゴシック等幅 Normal'" style:font-family-generic="modern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範囲_5f_青">
      <style:graphic-properties draw:textarea-vertical-align="top" fo:min-height="14.65cm" fo:min-width="10.9cm"/>
      <style:paragraph-properties style:writing-mode="lr-tb"/>
    </style:style>
    <style:style style:name="gr2" style:family="graphic" style:parent-style-name="範囲_5f_赤">
      <style:graphic-properties draw:textarea-vertical-align="top" fo:min-height="14.65cm" fo:min-width="10.9cm"/>
      <style:paragraph-properties style:writing-mode="lr-tb"/>
    </style:style>
    <style:style style:name="gr3" style:family="graphic" style:parent-style-name="ブロック">
      <style:graphic-properties draw:textarea-vertical-align="middle" fo:min-height="1.75cm" fo:min-width="4.5cm"/>
      <style:paragraph-properties style:writing-mode="lr-tb"/>
    </style:style>
    <style:style style:name="gr4" style:family="graphic" style:parent-style-name="ブロック_5f_ラベル">
      <style:graphic-properties draw:textarea-vertical-align="top" fo:min-height="0.8cm" fo:min-width="4.8cm"/>
      <style:paragraph-properties style:writing-mode="lr-tb"/>
    </style:style>
    <style:style style:name="gr5" style:family="graphic" style:parent-style-name="ブロック_5f_アクセント">
      <style:graphic-properties draw:textarea-vertical-align="middle" fo:min-height="0cm" fo:min-width="0cm"/>
    </style:style>
    <style:style style:name="gr6" style:family="graphic" style:parent-style-name="ブロック">
      <style:graphic-properties draw:textarea-vertical-align="middle" fo:min-height="1.75cm" fo:min-width="10.5cm"/>
      <style:paragraph-properties style:writing-mode="lr-tb"/>
    </style:style>
    <style:style style:name="gr7" style:family="graphic" style:parent-style-name="関係線_5f_矢印">
      <style:graphic-properties draw:textarea-vertical-align="middle"/>
    </style:style>
    <style:style style:name="gr8" style:family="graphic" style:parent-style-name="ラベル">
      <style:graphic-properties draw:textarea-vertical-align="middle" fo:min-height="0.75cm" fo:min-width="4.5cm"/>
      <style:paragraph-properties style:writing-mode="lr-tb"/>
    </style:style>
    <style:style style:name="gr9" style:family="graphic" style:parent-style-name="関係線">
      <style:graphic-properties draw:textarea-vertical-align="middle"/>
    </style:style>
    <style:style style:name="gr10" style:family="graphic" style:parent-style-name="ラベル">
      <style:graphic-properties draw:textarea-vertical-align="middle" fo:min-height="0.75cm" fo:min-width="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5cm" svg:height="15.25cm" svg:x="14.25cm" svg:y="0.25cm">
          <text:p text:style-name="P1">復号化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cm" svg:height="15.25cm" svg:x="2.25cm" svg:y="0.25cm">
          <text:p text:style-name="P1">暗号化</text:p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1" draw:layer="layout" svg:width="5cm" svg:height="2cm" svg:x="2.5cm" svg:y="1.25cm">
              <text:p text:style-name="P1">データ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2.5cm" svg:y="1.25cm">
              <text:p text:style-name="P1">文字列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7cm 3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3" draw:text-style-name="P1" draw:layer="layout" svg:width="5cm" svg:height="2cm" svg:x="2.5cm" svg:y="9.25cm">
              <text:p text:style-name="P1">データ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2.5cm" svg:y="9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7cm 11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3" draw:text-style-name="P1" draw:layer="layout" svg:width="5cm" svg:height="2cm" svg:x="8.5cm" svg:y="1.25cm">
              <text:p text:style-name="P1">共通鍵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8.5cm" svg:y="1.25cm">
              <text:p text:style-name="P1">文字列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3cm 3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3" draw:text-style-name="P1" draw:layer="layout" svg:width="5cm" svg:height="2cm" svg:x="8.5cm" svg:y="5.25cm">
              <text:p text:style-name="P1">共通鍵ハッシュ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8.5cm" svg:y="5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3cm 7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6" draw:text-style-name="P1" draw:layer="layout" svg:width="11cm" svg:height="2cm" svg:x="8.5cm" svg:y="13.25cm">
              <text:p text:style-name="P1">固有値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5cm" svg:height="1cm" svg:x="8.5cm" svg:y="13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9cm 15.2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line draw:style-name="gr7" draw:text-style-name="P2" draw:layer="layout" svg:x1="5cm" svg:y1="3.25cm" svg:x2="5cm" svg:y2="9.25cm">
            <text:p/>
          </draw:line>
          <draw:line draw:style-name="gr7" draw:text-style-name="P2" draw:layer="layout" svg:x1="11cm" svg:y1="3.25cm" svg:x2="11cm" svg:y2="5.25cm">
            <text:p/>
          </draw:line>
          <draw:custom-shape draw:style-name="gr8" draw:text-style-name="P1" draw:layer="layout" svg:width="5cm" svg:height="1cm" svg:x="8.5cm" svg:y="3.75cm">
            <text:p text:style-name="P1">ハッシュ</text:p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5cm" svg:y1="11.25cm" svg:x2="5cm" svg:y2="12.25cm">
            <text:p/>
          </draw:line>
          <draw:line draw:style-name="gr9" draw:text-style-name="P2" draw:layer="layout" svg:x1="5cm" svg:y1="12.25cm" svg:x2="11cm" svg:y2="12.25cm">
            <text:p/>
          </draw:line>
          <draw:line draw:style-name="gr7" draw:text-style-name="P2" draw:layer="layout" svg:x1="11cm" svg:y1="11.25cm" svg:x2="11cm" svg:y2="13.25cm">
            <text:p/>
          </draw:line>
          <draw:custom-shape draw:style-name="gr10" draw:text-style-name="P1" draw:layer="layout" svg:width="2cm" svg:height="1cm" svg:x="10cm" svg:y="11.75cm">
            <text:p text:style-name="P1">減算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5cm" svg:height="2cm" svg:x="14.5cm" svg:y="1.25cm">
              <text:p text:style-name="P1">共通鍵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14.5cm" svg:y="1.25cm">
              <text:p text:style-name="P1">文字列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9cm 3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3" draw:text-style-name="P1" draw:layer="layout" svg:width="5cm" svg:height="2cm" svg:x="14.5cm" svg:y="5.25cm">
              <text:p text:style-name="P1">共通鍵ハッシュ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14.5cm" svg:y="5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9cm 7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line draw:style-name="gr7" draw:text-style-name="P2" draw:layer="layout" svg:x1="17cm" svg:y1="3.25cm" svg:x2="17cm" svg:y2="5.25cm">
            <text:p/>
          </draw:line>
          <draw:custom-shape draw:style-name="gr8" draw:text-style-name="P1" draw:layer="layout" svg:width="5cm" svg:height="1cm" svg:x="14.5cm" svg:y="3.75cm">
            <text:p text:style-name="P1">ハッシュ</text:p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17cm" svg:y1="11.25cm" svg:x2="17cm" svg:y2="13.25cm">
            <text:p/>
          </draw:line>
          <draw:line draw:style-name="gr9" draw:text-style-name="P2" draw:layer="layout" svg:x1="17cm" svg:y1="12.25cm" svg:x2="23cm" svg:y2="12.25cm">
            <text:p/>
          </draw:line>
          <draw:line draw:style-name="gr7" draw:text-style-name="P2" draw:layer="layout" svg:x1="23cm" svg:y1="12.25cm" svg:x2="23cm" svg:y2="11.25cm">
            <text:p/>
          </draw:line>
          <draw:custom-shape draw:style-name="gr10" draw:text-style-name="P1" draw:layer="layout" svg:width="2cm" svg:height="1cm" svg:x="16cm" svg:y="11.75cm">
            <text:p text:style-name="P1">加算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5cm" svg:height="2cm" svg:x="20.5cm" svg:y="1.25cm">
              <text:p text:style-name="P1">データ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20.5cm" svg:y="1.25cm">
              <text:p text:style-name="P1">文字列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25cm 3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3" draw:text-style-name="P1" draw:layer="layout" svg:width="5cm" svg:height="2cm" svg:x="20.5cm" svg:y="9.25cm">
              <text:p text:style-name="P1">データ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20.5cm" svg:y="9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25cm 11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line draw:style-name="gr7" draw:text-style-name="P2" draw:layer="layout" svg:x1="23cm" svg:y1="9.25cm" svg:x2="23cm" svg:y2="3.25cm">
            <text:p/>
          </draw:line>
          <draw:g>
            <draw:custom-shape draw:style-name="gr3" draw:text-style-name="P1" draw:layer="layout" svg:width="5cm" svg:height="2cm" svg:x="8.5cm" svg:y="9.25cm">
              <text:p text:style-name="P1">共通鍵乱数値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8.5cm" svg:y="9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3cm 11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line draw:style-name="gr7" draw:text-style-name="P2" draw:layer="layout" svg:x1="11cm" svg:y1="7.25cm" svg:x2="11cm" svg:y2="9.25cm">
            <text:p/>
          </draw:line>
          <draw:custom-shape draw:style-name="gr8" draw:text-style-name="P1" draw:layer="layout" svg:width="5cm" svg:height="1cm" svg:x="8.5cm" svg:y="7.75cm">
            <text:p text:style-name="P1">乱数生成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5cm" svg:height="2cm" svg:x="14.5cm" svg:y="9.25cm">
              <text:p text:style-name="P1">共通鍵乱数値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5cm" svg:height="1cm" svg:x="14.5cm" svg:y="9.25cm">
              <text:p text:style-name="P1">バイナリー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5cm" svg:height="0.5cm" draw:transform="rotate (1.5707963267949) translate (19cm 11.25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  <draw:line draw:style-name="gr7" draw:text-style-name="P2" draw:layer="layout" svg:x1="17cm" svg:y1="7.25cm" svg:x2="17cm" svg:y2="9.25cm">
            <text:p/>
          </draw:line>
          <draw:custom-shape draw:style-name="gr8" draw:text-style-name="P1" draw:layer="layout" svg:width="5cm" svg:height="1cm" svg:x="14.5cm" svg:y="7.75cm">
            <text:p text:style-name="P1">乱数生成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modern" style:font-pitch="variable"/>
    <style:font-face style:name="源ノ明朝2" svg:font-family="源ノ明朝" style:font-family-generic="swiss" style:font-pitch="variable"/>
    <style:font-face style:name="源ノ明朝3" svg:font-family="源ノ明朝" style:font-family-generic="system" style:font-pitch="variable"/>
    <style:font-face style:name="源ノ角ゴシック" svg:font-family="源ノ角ゴシック" style:font-family-generic="system" style:font-pitch="variable"/>
    <style:font-face style:name="源ノ角ゴシック:fwid&amp;hwid" svg:font-family="源ノ角ゴシック:fwid&amp;hwid" style:font-adornments="標準" style:font-family-generic="swiss" style:font-pitch="variable"/>
    <style:font-face style:name="源ノ角ゴシック:fwid&amp;hwid1" svg:font-family="源ノ角ゴシック:fwid&amp;hwid" style:font-family-generic="swiss" style:font-pitch="variable"/>
    <style:font-face style:name="源真ゴシック等幅 Normal" svg:font-family="'源真ゴシック等幅 Normal'" style:font-adornments="標準" style:font-family-generic="modern" style:font-pitch="fixed"/>
    <style:font-face style:name="源真ゴシック等幅 Normal1" svg:font-family="'源真ゴシック等幅 Normal'" style:font-family-generic="modern" style:font-pitch="fixed"/>
    <style:font-face style:name="源真ゴシック等幅 Normal2" svg:font-family="'源真ゴシック等幅 Normal'" style:font-family-generic="modern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opacity draw:name="Transparency_20_1" draw:display-name="Transparency 1" draw:style="rectangular" draw:cx="50%" draw:cy="50%" draw:start="0%" draw:end="100%" draw:angle="0deg" draw:border="0%"/>
    <draw:marker draw:name="Arrow" svg:viewBox="0 0 20 30" svg:d="M10 0l-10 30h20z"/>
    <draw:marker draw:name="Diamond" svg:viewBox="0 0 3000 6000" svg:d="M1500 0l1500 3000-1500 3000-1500-3000z"/>
    <draw:marker draw:name="線の終点_20_4" draw:display-name="線の終点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源ノ明朝" fo:font-size="24pt" fo:language="en" fo:country="US" style:font-name-asian="源ノ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2cm" svg:stroke-color="#000000" draw:marker-start-width="0.23cm" draw:marker-start-center="false" draw:marker-end-width="0.23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16pt" fo:font-style="normal" fo:text-shadow="none" style:text-underline-style="none" fo:font-weight="normal" style:letter-kerning="true" style:font-name-asian="源真ゴシック等幅 Normal" style:font-family-asian="'源真ゴシック等幅 Normal'" style:font-style-name-asian="標準" style:font-family-generic-asian="modern" style:font-pitch-asian="fixed" style:font-size-asian="16pt" style:font-style-asian="normal" style:font-weight-asian="normal" style:font-name-complex="源真ゴシック等幅 Normal" style:font-family-complex="'源真ゴシック等幅 Normal'" style:font-style-name-complex="標準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ブロック" style:family="graphic" style:parent-style-name="standard">
      <style:graphic-properties svg:stroke-width="0.05cm" svg:stroke-color="#221111" draw:marker-start-width="0.28cm" draw:marker-end-width="0.28cm" draw:stroke-linejoin="miter" svg:stroke-linecap="square" draw:fill="solid" draw:fill-color="#eeeeee" draw:auto-grow-height="false" draw:auto-grow-width="false" fo:wrap-option="no-wrap"/>
      <style:text-properties fo:color="#221111" loext:opacity="100%" loext:color-lum-mod="100%" loext:color-lum-off="0%" style:font-name="源ノ角ゴシック:fwid&amp;hwid" fo:font-family="源ノ角ゴシック:fwid&amp;hwid" style:font-style-name="標準" style:font-family-generic="swiss" style:font-pitch="variable" style:font-name-asian="源ノ角ゴシック:fwid&amp;hwid" style:font-family-asian="源ノ角ゴシック:fwid&amp;hwid" style:font-style-name-asian="標準" style:font-family-generic-asian="swiss" style:font-pitch-asian="variable" style:font-name-complex="源ノ角ゴシック:fwid&amp;hwid" style:font-family-complex="源ノ角ゴシック:fwid&amp;hwid" style:font-style-name-complex="標準" style:font-family-generic-complex="swiss" style:font-pitch-complex="variable"/>
    </style:style>
    <style:style style:name="ラベル" style:family="graphic" style:parent-style-name="standard">
      <style:graphic-properties draw:stroke="none" draw:fill="solid" draw:fill-color="#eeeeee" draw:opacity-name="Transparency_20_1" draw:auto-grow-height="false" draw:auto-grow-width="false" fo:wrap-option="no-wrap"/>
      <style:text-properties fo:color="#888888" loext:opacity="100%" loext:color-lum-mod="100%" loext:color-lum-off="0%" style:font-name="源ノ角ゴシック:fwid&amp;hwid" fo:font-family="源ノ角ゴシック:fwid&amp;hwid" style:font-style-name="標準" style:font-family-generic="swiss" style:font-pitch="variable" style:font-name-asian="源ノ角ゴシック:fwid&amp;hwid" style:font-family-asian="源ノ角ゴシック:fwid&amp;hwid" style:font-style-name-asian="標準" style:font-family-generic-asian="swiss" style:font-pitch-asian="variable" style:font-name-complex="源ノ角ゴシック:fwid&amp;hwid" style:font-family-complex="源ノ角ゴシック:fwid&amp;hwid" style:font-style-name-complex="標準" style:font-family-generic-complex="swiss" style:font-pitch-complex="variable"/>
    </style:style>
    <style:style style:name="ブロック_5f_ラベル" style:display-name="ブロック_ラベル" style:family="graphic" style:parent-style-name="ブロック">
      <style:graphic-properties draw:stroke="none" svg:stroke-width="0cm" draw:marker-start-width="0.21cm" draw:marker-end-width="0.21cm" draw:fill="none" draw:textarea-horizontal-align="left" fo:padding-top="0.1cm" fo:padding-bottom="0.1cm" fo:padding-left="0.1cm" fo:padding-right="0.1cm"/>
      <style:text-properties fo:color="#888888" loext:opacity="100%" loext:color-lum-mod="100%" loext:color-lum-off="0%" fo:font-size="10pt" style:font-size-asian="10pt" style:font-size-complex="10pt"/>
    </style:style>
    <style:style style:name="ブロック_5f_アクセント" style:display-name="ブロック_アクセント" style:family="graphic" style:parent-style-name="ブロック">
      <style:graphic-properties draw:stroke="solid" draw:fill="solid" draw:fill-color="#aaaaaa" draw:fill-hatch-solid="false"/>
    </style:style>
    <style:style style:name="関係線" style:family="graphic" style:parent-style-name="standard">
      <style:graphic-properties svg:stroke-width="0.05cm" draw:marker-start-width="0.28cm" draw:marker-end-width="0.28cm" draw:stroke-linejoin="miter" svg:stroke-linecap="square" draw:fill="none" draw:fill-color="#ffffff"/>
    </style:style>
    <style:style style:name="関係線_5f_矢印" style:display-name="関係線_矢印" style:family="graphic" style:parent-style-name="関係線">
      <style:graphic-properties draw:marker-end="線の終点_20_4"/>
    </style:style>
    <style:style style:name="範囲" style:family="graphic" style:parent-style-name="standard">
      <style:graphic-properties svg:stroke-width="0.1cm" svg:stroke-color="#221111" draw:marker-start-width="0.35cm" draw:marker-end-width="0.35cm" svg:stroke-opacity="50%" draw:fill="none" draw:fill-gradient-name="Gradient_20_1" draw:fill-hatch-name="Red_20_90_20_Degrees_20_Crossed_20_1" draw:fill-image-name="Bitmap_20_1" draw:auto-grow-height="false" draw:auto-grow-width="false" fo:padding-top="0.1cm" fo:padding-bottom="0.1cm" fo:padding-left="0.1cm" fo:padding-right="0.1cm" fo:wrap-option="no-wrap"/>
      <style:paragraph-properties>
        <style:tab-stops/>
      </style:paragraph-properties>
      <style:text-properties fo:color="#221111" loext:opacity="100%" loext:color-lum-mod="100%" loext:color-lum-off="0%" style:font-name="源ノ角ゴシック:fwid&amp;hwid" fo:font-family="源ノ角ゴシック:fwid&amp;hwid" style:font-style-name="標準" style:font-family-generic="swiss" style:font-pitch="variable" style:font-name-asian="源ノ角ゴシック:fwid&amp;hwid" style:font-family-asian="源ノ角ゴシック:fwid&amp;hwid" style:font-style-name-asian="標準" style:font-family-generic-asian="swiss" style:font-pitch-asian="variable" style:font-name-complex="源ノ角ゴシック:fwid&amp;hwid" style:font-family-complex="源ノ角ゴシック:fwid&amp;hwid" style:font-style-name-complex="標準" style:font-family-generic-complex="swiss" style:font-pitch-complex="variable"/>
    </style:style>
    <style:style style:name="範囲_5f_赤" style:display-name="範囲_赤" style:family="graphic" style:parent-style-name="範囲">
      <style:graphic-properties svg:stroke-color="#ff8888"/>
      <style:text-properties fo:color="#ff8888" loext:opacity="100%" loext:color-lum-mod="100%" loext:color-lum-off="0%"/>
    </style:style>
    <style:style style:name="範囲_5f_青" style:display-name="範囲_青" style:family="graphic" style:parent-style-name="範囲">
      <style:graphic-properties svg:stroke-color="#8888ff"/>
      <style:text-properties fo:color="#8888ff" loext:opacity="100%" loext:color-lum-mod="100%" loext:color-lum-off="0%"/>
    </style:style>
    <style:style style:name="関係線_5f_代入" style:display-name="関係線_代入" style:family="graphic" style:parent-style-name="関係線">
      <style:graphic-properties draw:marker-end="Diamond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7T20:56:36.170000000</meta:creation-date>
    <meta:editing-cycles>2</meta:editing-cycles>
    <meta:editing-duration>PT18M32S</meta:editing-duration>
    <meta:generator>LibreOffice/7.4.2.3$Windows_x86 LibreOffice_project/382eef1f22670f7f4118c8c2dd222ec7ad009daf</meta:generator>
    <dc:date>2023-09-07T20:56:37.308000000</dc:date>
    <meta:document-statistic meta:object-count="65"/>
  </office:meta>
</office:document-meta>
</file>